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4.868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4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446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2" number:language="de" number:country="DE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fo:color="#000000" style:font-name="Calibri" fo:font-size="11pt" style:font-size-asian="11pt" style:font-size-complex="11pt"/>
    </style:style>
    <style:style style:name="ce5" style:family="table-cell" style:parent-style-name="Excel_20_Built-in_20_Normal">
      <style:table-cell-properties fo:border-bottom="0.088cm solid #000000" fo:background-color="#ffff66" fo:border-left="0.035cm solid #000000" fo:border-right="0.088cm solid #000000" fo:border-top="0.035cm solid #000000"/>
    </style:style>
    <style:style style:name="ce6" style:family="table-cell" style:parent-style-name="Excel_20_Built-in_20_Normal">
      <style:table-cell-properties fo:border-bottom="0.035cm solid #000000" fo:background-color="#cccccc" fo:border-left="0.035cm solid #000000" fo:border-right="0.088cm solid #000000" fo:border-top="0.035cm solid #000000"/>
    </style:style>
    <style:style style:name="ce7" style:family="table-cell" style:parent-style-name="Excel_20_Built-in_20_Normal">
      <style:table-cell-properties fo:border-bottom="0.035cm solid #000000" fo:background-color="#6666ff" fo:border-left="0.035cm solid #000000" fo:border-right="0.088cm solid #000000" fo:border-top="0.035cm solid #000000"/>
    </style:style>
    <style:style style:name="ce8" style:family="table-cell" style:parent-style-name="Excel_20_Built-in_20_Normal">
      <style:table-cell-properties fo:border-bottom="0.035cm solid #000000" fo:background-color="#b2b2b2" fo:border-left="0.035cm solid #000000" fo:border-right="0.088cm solid #000000" fo:border-top="0.035cm solid #000000"/>
    </style:style>
    <style:style style:name="ce9" style:family="table-cell" style:parent-style-name="Excel_20_Built-in_20_Normal">
      <style:table-cell-properties fo:border-bottom="0.035cm solid #000000" fo:background-color="#66ff66" fo:border-left="0.035cm solid #000000" fo:border-right="0.088cm solid #000000" fo:border-top="0.035cm solid #000000"/>
    </style:style>
    <style:style style:name="ce10" style:family="table-cell" style:parent-style-name="Excel_20_Built-in_20_Normal">
      <style:table-cell-properties fo:border-bottom="0.088cm solid #000000" fo:background-color="#ffff66" fo:border-left="0.035cm solid #000000" fo:border-right="0.035cm solid #000000" fo:border-top="0.035cm solid #000000"/>
    </style:style>
    <style:style style:name="ce11" style:family="table-cell" style:parent-style-name="Excel_20_Built-in_20_Normal" style:data-style-name="N8002">
      <style:table-cell-properties fo:border="0.035cm solid #000000"/>
    </style:style>
    <style:style style:name="ce12" style:family="table-cell" style:parent-style-name="Excel_20_Built-in_20_Normal" style:data-style-name="N8002">
      <style:table-cell-properties fo:background-color="#9999ff" fo:border="0.035cm solid #000000"/>
    </style:style>
    <style:style style:name="ce13" style:family="table-cell" style:parent-style-name="Excel_20_Built-in_20_Normal">
      <style:table-cell-properties fo:background-color="#ffffff" fo:border="0.035cm solid #000000"/>
    </style:style>
    <style:style style:name="ce14" style:family="table-cell" style:parent-style-name="Excel_20_Built-in_20_Normal" style:data-style-name="N8002">
      <style:table-cell-properties fo:background-color="#66ff66" fo:border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 table:style-name="ce2" office:value-type="string">
            <text:p>Plankosten pro Leistungseinheit(in €)</text:p>
          </table:table-cell>
          <table:table-cell table:style-name="ce3"/>
          <table:table-cell table:style-name="ce2" office:value-type="float" office:value="80">
            <text:p>80</text:p>
          </table:table-cell>
          <table:table-cell table:style-name="ce2" office:value-type="string">
            <text:p>gerechnet mit 7 Tage die Woche 8 Stunden pro Tag 10 € pro Stunde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table:style-name="ce3"/>
          <table:table-cell table:style-name="ce2" table:number-columns-repeated="3"/>
          <table:table-cell/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number-columns-repeated="1014"/>
        </table:table-row>
        <table:table-row table:style-name="ro3">
          <table:table-cell table:style-name="Default"/>
          <table:table-cell table:style-name="ce2" office:value-type="string">
            <text:p>Ist-Leistung(in PT)</text:p>
          </table:table-cell>
          <table:table-cell table:style-name="ce3"/>
          <table:table-cell table:style-name="ce2" office:value-type="float" office:value="134.37">
            <text:p>134,37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Default"/>
          <table:table-cell table:style-name="ce2" office:value-type="string">
            <text:p>Earned Value</text:p>
          </table:table-cell>
          <table:table-cell table:style-name="ce3"/>
          <table:table-cell table:style-name="ce2" table:formula="of:=[.D3]*[.D5]" office:value-type="float" office:value="10749.6">
            <text:p>10749,6</text:p>
          </table:table-cell>
          <table:table-cell table:style-name="ce2"/>
          <table:table-cell table:number-columns-repeated="3"/>
          <table:table-cell table:formula="of:=[.D3]*[.D5]" office:value-type="float" office:value="10749.6">
            <text:p>10749,6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table:number-columns-repeated="3"/>
          <table:table-cell table:style-name="ce2"/>
          <table:table-cell/>
          <table:table-cell>
            <draw:frame table:end-cell-address="Tabelle2.N17" table:end-x="0.294cm" table:end-y="0.251cm" draw:z-index="0" draw:style-name="gr1" draw:text-style-name="P1" svg:width="15.999cm" svg:height="5.029cm" svg:x="0.102cm" svg:y="0.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Default"/>
          <table:table-cell table:style-name="ce3"/>
          <table:table-cell table:style-name="ce2" office:value-type="string">
            <text:p>Planabweichung</text:p>
          </table:table-cell>
          <table:table-cell table:style-name="ce2" table:formula="of:=+[.D6]-[.D12]" office:value-type="float" office:value="450.640000000001">
            <text:p>450,64</text:p>
          </table:table-cell>
          <table:table-cell table:style-name="ce2" office:value-type="string">
            <text:p>:)</text:p>
          </table:table-cell>
          <table:table-cell table:number-columns-repeated="1019"/>
        </table:table-row>
        <table:table-row table:style-name="ro5">
          <table:table-cell table:style-name="Default"/>
          <table:table-cell table:style-name="ce3" table:number-columns-repeated="4"/>
          <table:table-cell table:number-columns-repeated="1019"/>
        </table:table-row>
        <table:table-row table:style-name="ro3">
          <table:table-cell table:style-name="Default"/>
          <table:table-cell table:style-name="ce2" office:value-type="string">
            <text:p>Tage </text:p>
          </table:table-cell>
          <table:table-cell table:style-name="ce3" office:value-type="string">
            <text:p>bis jetzt</text:p>
          </table:table-cell>
          <table:table-cell table:style-name="ce3" office:value-type="float" office:value="46">
            <text:p>4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Default"/>
          <table:table-cell table:style-name="ce3"/>
          <table:table-cell table:style-name="ce3" office:value-type="string">
            <text:p>insgesamt</text:p>
          </table:table-cell>
          <table:table-cell table:style-name="ce2" office:value-type="float" office:value="124">
            <text:p>124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Default"/>
          <table:table-cell table:style-name="ce2" office:value-type="string">
            <text:p>Plankkosten</text:p>
          </table:table-cell>
          <table:table-cell table:style-name="ce3" office:value-type="string">
            <text:p>bis jetzt</text:p>
          </table:table-cell>
          <table:table-cell table:style-name="ce3" table:formula="of:=[.D13]*[.D15] /100" office:value-type="float" office:value="10298.96">
            <text:p>10298,96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Default"/>
          <table:table-cell table:style-name="ce3"/>
          <table:table-cell table:style-name="ce2" office:value-type="string">
            <text:p>insgesamt</text:p>
          </table:table-cell>
          <table:table-cell table:style-name="ce2" office:value-type="float" office:value="27760">
            <text:p>27760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Default"/>
          <table:table-cell table:style-name="ce3" office:value-type="string">
            <text:p>Fertigstellungsgrad</text:p>
          </table:table-cell>
          <table:table-cell table:style-name="ce3" office:value-type="string">
            <text:p>bis jetzt</text:p>
          </table:table-cell>
          <table:table-cell table:style-name="ce4" office:value-type="float" office:value="38.72">
            <text:p>38,72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Default"/>
          <table:table-cell table:style-name="ce3"/>
          <table:table-cell table:style-name="ce2" office:value-type="string">
            <text:p>geplant</text:p>
          </table:table-cell>
          <table:table-cell table:style-name="ce2" office:value-type="float" office:value="37.1">
            <text:p>37,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Default"/>
          <table:table-cell table:style-name="ce3" table:number-columns-repeated="4"/>
          <table:table-cell table:number-columns-repeated="1019"/>
        </table:table-row>
        <table:table-row table:style-name="ro7">
          <table:table-cell/>
          <table:table-cell table:style-name="ce2" office:value-type="string">
            <text:p>Ist Kosten = Plankosten + Materialkosten</text:p>
          </table:table-cell>
          <table:table-cell table:style-name="ce3" office:value-type="string">
            <text:p>bis jetzt</text:p>
          </table:table-cell>
          <table:table-cell table:style-name="ce2" table:formula="of:=[.D12]+1000" office:value-type="float" office:value="11298.96">
            <text:p>11298,96</text:p>
          </table:table-cell>
          <table:table-cell table:style-name="ce2" office:value-type="string">
            <text:p>Wir brauchten Bücher und genutzte Software im Wert von 1000 Euro</text:p>
          </table:table-cell>
          <table:table-cell table:number-columns-repeated="1019"/>
        </table:table-row>
        <table:table-row table:style-name="ro8">
          <table:table-cell/>
          <table:table-cell table:style-name="ce3"/>
          <table:table-cell table:style-name="ce3" office:value-type="string">
            <text:p>geplant</text:p>
          </table:table-cell>
          <table:table-cell table:style-name="ce2" office:value-type="float" office:value="10298.96">
            <text:p>10298,96</text:p>
          </table:table-cell>
          <table:table-cell table:style-name="ce2" office:value-type="string">
            <text:p>Es war keine Fortbildung geplant und dass wir eigene Software schreiben</text:p>
          </table:table-cell>
          <table:table-cell table:number-columns-repeated="1019"/>
        </table:table-row>
        <table:table-row table:style-name="ro9">
          <table:table-cell/>
          <table:table-cell table:style-name="ce2" table:number-columns-repeated="2"/>
          <table:table-cell table:style-name="ce3" table:number-columns-repeated="2"/>
          <table:table-cell table:number-columns-repeated="1019"/>
        </table:table-row>
        <table:table-row table:style-name="ro10">
          <table:table-cell/>
          <table:table-cell table:style-name="ce2"/>
          <table:table-cell table:style-name="ce2" office:value-type="string">
            <text:p>Kostenabweichung</text:p>
          </table:table-cell>
          <table:table-cell table:style-name="ce2" table:formula="of:=[.D6]-[.D17]" office:value-type="float" office:value="-549.359999999999">
            <text:p>-549,36</text:p>
          </table:table-cell>
          <table:table-cell table:style-name="ce2" office:value-type="string">
            <text:p><text:s/>:(</text:p>
          </table:table-cell>
          <table:table-cell table:number-columns-repeated="1019"/>
        </table:table-row>
        <table:table-row table:style-name="ro10">
          <table:table-cell/>
          <table:table-cell table:style-name="Default" table:number-columns-repeated="4"/>
          <table:table-cell table:number-columns-repeated="1019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7" table:number-columns-repeated="1019" table:default-cell-style-name="Excel_20_Built-in_20_Normal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5" office:value-type="string">
            <text:p>Arbeitspakete</text:p>
          </table:table-cell>
          <table:table-cell table:style-name="ce10" office:value-type="string">
            <text:p>Geplanter Aufwand(in PT)</text:p>
          </table:table-cell>
          <table:table-cell table:style-name="ce10" office:value-type="string">
            <text:p>FG in %</text:p>
          </table:table-cell>
          <table:table-cell table:style-name="ce10" office:value-type="string">
            <text:p>Erfolgter Aufwand(in PT)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Einarbeiten</text:p>
          </table:table-cell>
          <table:table-cell table:style-name="ce11" office:value-type="float" office:value="30">
            <text:p>30,00</text:p>
          </table:table-cell>
          <table:table-cell table:style-name="ce11" office:value-type="float" office:value="100">
            <text:p>100,00</text:p>
          </table:table-cell>
          <table:table-cell table:style-name="ce11" office:value-type="float" office:value="30">
            <text:p>30,0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Konzept</text:p>
          </table:table-cell>
          <table:table-cell table:style-name="ce11" office:value-type="float" office:value="36">
            <text:p>36,00</text:p>
          </table:table-cell>
          <table:table-cell table:style-name="ce11" office:value-type="float" office:value="100">
            <text:p>100,00</text:p>
          </table:table-cell>
          <table:table-cell table:style-name="ce11" office:value-type="float" office:value="36">
            <text:p>36,0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Algorithmen</text:p>
          </table:table-cell>
          <table:table-cell table:style-name="ce11" office:value-type="float" office:value="36">
            <text:p>36,00</text:p>
          </table:table-cell>
          <table:table-cell table:style-name="ce11" office:value-type="float" office:value="100">
            <text:p>100,00</text:p>
          </table:table-cell>
          <table:table-cell table:style-name="ce11" office:value-type="float" office:value="36">
            <text:p>36,00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Anfangsphase</text:p>
          </table:table-cell>
          <table:table-cell table:style-name="ce12" office:value-type="float" office:value="102">
            <text:p>102,00</text:p>
          </table:table-cell>
          <table:table-cell table:style-name="ce12" table:formula="of:=[.E7]/[.C7] * 100" office:value-type="float" office:value="100">
            <text:p>100,00</text:p>
          </table:table-cell>
          <table:table-cell table:style-name="ce12" office:value-type="float" office:value="102">
            <text:p>102,00</text:p>
          </table:table-cell>
          <table:table-cell table:number-columns-repeated="1019"/>
        </table:table-row>
        <table:table-row table:style-name="ro6">
          <table:table-cell/>
          <table:table-cell table:style-name="ce6"/>
          <table:table-cell table:style-name="ce11" table:number-columns-repeated="3"/>
          <table:table-cell table:number-columns-repeated="1019"/>
        </table:table-row>
        <table:table-row table:style-name="ro6">
          <table:table-cell/>
          <table:table-cell table:style-name="ce6" office:value-type="string">
            <text:p>Eingabe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100">
            <text:p>100,00</text:p>
          </table:table-cell>
          <table:table-cell table:style-name="ce11" office:value-type="float" office:value="7">
            <text:p>7,0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Kanten</text:p>
          </table:table-cell>
          <table:table-cell table:style-name="ce11" office:value-type="float" office:value="14">
            <text:p>14,00</text:p>
          </table:table-cell>
          <table:table-cell table:style-name="ce11" table:formula="of:=5/14*100" office:value-type="float" office:value="35.7142857142857">
            <text:p>35,71</text:p>
          </table:table-cell>
          <table:table-cell table:style-name="ce11" office:value-type="float" office:value="5">
            <text:p>5,0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Winkel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0">
            <text:p>0,00</text:p>
          </table:table-cell>
          <table:table-cell table:style-name="ce11" table:formula="of:=[.D11]/100 *[.C11]" office:value-type="float" office:value="0">
            <text:p>0,0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DB-Anbindung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85">
            <text:p>85,00</text:p>
          </table:table-cell>
          <table:table-cell table:style-name="ce11" table:formula="of:=[.D12]/100 *[.C12]" office:value-type="float" office:value="11.9">
            <text:p>11,9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Datenbank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50">
            <text:p>50,00</text:p>
          </table:table-cell>
          <table:table-cell table:style-name="ce11" table:formula="of:=[.D13]/100 *[.C13]" office:value-type="float" office:value="3.5">
            <text:p>3,50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Suche</text:p>
          </table:table-cell>
          <table:table-cell table:style-name="ce11" office:value-type="float" office:value="7">
            <text:p>7,00</text:p>
          </table:table-cell>
          <table:table-cell table:style-name="ce11" office:value-type="float" office:value="5">
            <text:p>5,00</text:p>
          </table:table-cell>
          <table:table-cell table:style-name="ce11" table:formula="of:=[.D14]/100 *[.C14]" office:value-type="float" office:value="0.35">
            <text:p>0,35</text:p>
          </table:table-cell>
          <table:table-cell table:number-columns-repeated="1019"/>
        </table:table-row>
        <table:table-row table:style-name="ro6">
          <table:table-cell/>
          <table:table-cell table:style-name="ce6" office:value-type="string">
            <text:p>GUI</text:p>
          </table:table-cell>
          <table:table-cell table:style-name="ce11" office:value-type="float" office:value="14">
            <text:p>14,00</text:p>
          </table:table-cell>
          <table:table-cell table:style-name="ce11" office:value-type="float" office:value="33">
            <text:p>33,00</text:p>
          </table:table-cell>
          <table:table-cell table:style-name="ce11" table:formula="of:=[.D15]/100 *[.C15]" office:value-type="float" office:value="4.62">
            <text:p>4,62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Hauptphase</text:p>
          </table:table-cell>
          <table:table-cell table:style-name="ce12" table:formula="of:=SUM([.C9:.C15])" office:value-type="float" office:value="77">
            <text:p>77,00</text:p>
          </table:table-cell>
          <table:table-cell table:style-name="ce12" table:formula="of:=[.E16]/[.C16]  * 100" office:value-type="float" office:value="42.038961038961">
            <text:p>42,04</text:p>
          </table:table-cell>
          <table:table-cell table:style-name="ce12" table:formula="of:=SUM([.E9:.E15])" office:value-type="float" office:value="32.37">
            <text:p>32,37</text:p>
          </table:table-cell>
          <table:table-cell table:number-columns-repeated="1019"/>
        </table:table-row>
        <table:table-row table:style-name="ro6">
          <table:table-cell/>
          <table:table-cell table:style-name="ce8"/>
          <table:table-cell table:style-name="ce11" table:number-columns-repeated="3"/>
          <table:table-cell table:number-columns-repeated="1019"/>
        </table:table-row>
        <table:table-row table:style-name="ro6">
          <table:table-cell/>
          <table:table-cell table:style-name="ce8" office:value-type="string">
            <text:p>Test</text:p>
          </table:table-cell>
          <table:table-cell table:style-name="ce11" office:value-type="float" office:value="84">
            <text:p>84,00</text:p>
          </table:table-cell>
          <table:table-cell table:number-columns-repeated="2" table:style-name="ce11" office:value-type="float" office:value="0">
            <text:p>0,00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>
            <text:p>Abschluss</text:p>
          </table:table-cell>
          <table:table-cell table:style-name="ce11" office:value-type="float" office:value="84">
            <text:p>84,00</text:p>
          </table:table-cell>
          <table:table-cell table:number-columns-repeated="2" table:style-name="ce11" office:value-type="float" office:value="0">
            <text:p>0,00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>
            <text:p>Abschlussphase</text:p>
          </table:table-cell>
          <table:table-cell table:style-name="ce12" office:value-type="float" office:value="168">
            <text:p>168,00</text:p>
          </table:table-cell>
          <table:table-cell table:number-columns-repeated="2" table:style-name="ce12" office:value-type="float" office:value="0">
            <text:p>0,00</text:p>
          </table:table-cell>
          <table:table-cell table:number-columns-repeated="1019"/>
        </table:table-row>
        <table:table-row table:style-name="ro6">
          <table:table-cell/>
          <table:table-cell table:style-name="ce6"/>
          <table:table-cell table:style-name="ce13" table:number-columns-repeated="3"/>
          <table:table-cell table:number-columns-repeated="1019"/>
        </table:table-row>
        <table:table-row table:style-name="ro6">
          <table:table-cell/>
          <table:table-cell table:style-name="ce9" office:value-type="string">
            <text:p>Gesamt</text:p>
          </table:table-cell>
          <table:table-cell table:style-name="ce14" table:formula="of:=[.C20]+[.C16]+[.C7]" office:value-type="float" office:value="347">
            <text:p>347,00</text:p>
          </table:table-cell>
          <table:table-cell table:style-name="ce14" table:formula="of:=[.E22]/[.C22] * 100" office:value-type="float" office:value="38.7233429394813">
            <text:p>38,72</text:p>
          </table:table-cell>
          <table:table-cell table:style-name="ce14" table:formula="of:=[.E16]+[.E7]+[.E20]" office:value-type="float" office:value="134.37">
            <text:p>134,37</text:p>
          </table:table-cell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3.12.2016</text:date>, <text:time>16:2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16:27:22.74</dc:date>
    <meta:generator>OpenOffice/4.1.0$Win32 OpenOffice.org_project/410m18$Build-9764</meta:generator>
    <meta:editing-duration>PT1H22M38S</meta:editing-duration>
    <meta:editing-cycles>4</meta:editing-cycles>
    <meta:document-statistic meta:table-count="2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5.03cm" xlink:href=".." xlink:type="simple" chart:class="chart:line" chart:style-name="ch1">
        <chart:legend chart:legend-position="end" svg:x="48.557cm" svg:y="18.899cm" style:legend-expansion="high" chart:style-name="ch2"/>
        <chart:plot-area chart:style-name="ch3" svg:x="0.77cm" svg:y="0.535cm" svg:width="15.23cm" svg:height="3.975cm">
          <chartooo:coordinate-region svg:x="1.391cm" svg:y="0.747cm" svg:width="14.609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